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P22" style:parent-style-name="Standard" style:family="paragraph">
      <style:paragraph-properties fo:text-align="left"/>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2"><draw:frame draw:style-name="gr2" xml:id="shape-13" draw:id="shape-13" draw:z-index="1" svg:width="244.05684784164pt" svg:height="69.92640022429pt" text:anchor-type="as-char"><draw:image xlink:type="simple" xlink:show="embed" xlink:actuate="onLoad" xlink:href="Pictures/image13.png"/></draw:frame></text:p>
      <text:p text:style-name="P22"><text:span text:style-name="T58">https://blog.csdn.net/xuguangsoft/article/details/8579932</text:span></text:p>
      <text:p text:style-name="P17"/>
      <text:p text:style-name="P17"/>
      <text:p text:style-name="P17"/>
      <text:p text:style-name="P18"/>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77</meta:editing-cycles>
    <dc:date>2022-04-01T10:03:44</dc:date>
    <meta:creation-date>2008-08-22T11:41:04</meta:creation-date>
  </office:meta>
</office:document-meta>
</file>